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ValueExpressionFacesMessage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belValueExpressionFacesMessage.LabelValueExpressionFac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ExpressionFacesMessage.LabelValueExpressionFacesMessage( FacesMessage . Severity severity , String summary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ExpressionFacesMessage.LabelValueExpressionFacesMessage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ExpressionFacesMessage.LabelValueExpressionFacesMessage( String summary ,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ValueExpressionFacesMessage.getSum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